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03b05a" officeooo:paragraph-rsid="0003b05a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3b05a" officeooo:paragraph-rsid="0003b05a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3b05a" officeooo:paragraph-rsid="0003b05a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6fe62" officeooo:paragraph-rsid="0006fe62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4pt" style:text-underline-style="none" fo:font-weight="bold" officeooo:rsid="0003b05a" officeooo:paragraph-rsid="0003b05a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style:text-underline-style="none" fo:font-weight="bold" officeooo:rsid="0003b05a" officeooo:paragraph-rsid="0003b05a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style:text-underline-style="none" fo:font-weight="bold" officeooo:rsid="0006fe62" officeooo:paragraph-rsid="0006fe62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2pt" style:text-underline-style="none" fo:font-weight="bold" officeooo:rsid="0003b05a" officeooo:paragraph-rsid="0003b05a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style:text-underline-style="none" fo:font-weight="bold" officeooo:rsid="0009ae29" officeooo:paragraph-rsid="0009ae29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3b05a" officeooo:paragraph-rsid="0003b05a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59980" officeooo:paragraph-rsid="00059980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6fe62" officeooo:paragraph-rsid="0006fe62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3pt" style:text-underline-style="none" fo:font-weight="normal" officeooo:rsid="0006fe62" officeooo:paragraph-rsid="0006fe62" style:font-size-asian="13pt" style:font-weight-asian="normal" style:font-size-complex="13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3pt" style:text-underline-style="none" fo:font-weight="bold" officeooo:rsid="0006fe62" officeooo:paragraph-rsid="0006fe62" style:font-size-asian="13pt" style:font-weight-asian="bold" style:font-size-complex="13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3pt" fo:font-style="italic" style:text-underline-style="none" fo:font-weight="normal" officeooo:rsid="0006fe62" officeooo:paragraph-rsid="0006fe62" style:font-size-asian="13pt" style:font-style-asian="italic" style:font-weight-asian="normal" style:font-size-complex="13pt" style:font-style-complex="italic" style:font-weight-complex="normal"/>
    </style:style>
    <style:style style:name="T1" style:family="text">
      <style:text-properties officeooo:rsid="00059980"/>
    </style:style>
    <style:style style:name="T2" style:family="text">
      <style:text-properties officeooo:rsid="0006fe62"/>
    </style:style>
    <style:style style:name="T3" style:family="text">
      <style:text-properties officeooo:rsid="00081511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tyle="italic" officeooo:rsid="00081511" style:font-style-asian="italic" style:font-style-complex="italic"/>
    </style:style>
    <style:style style:name="T6" style:family="text">
      <style:text-properties officeooo:rsid="0009ae2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CS-01 (Rad Rabbit Engine) *TBD</text:p>
      <text:p text:style-name="P2"/>
      <text:p text:style-name="P5">Documentation</text:p>
      <text:p text:style-name="P8"/>
      <text:p text:style-name="P10"><text:tab/>The Rad Rabbit Engine is a homemade engine for the Rad Rabbit Game (Title TBD). This engine is currently being design<text:span text:style-name="T1">ed</text:span> with the Enti<text:span text:style-name="T1">t</text:span>y-Component-System (ECS) model in mind. This document shall serve as a cumulative reference of all current and future features, exposed functions, and services the engine offers.</text:p>
      <text:p text:style-name="P10"/>
      <text:p text:style-name="P6">The Framework:</text:p>
      <text:p text:style-name="P3"/>
      <text:p text:style-name="P10">The engine follows the ECS model, which is frequently used in game development. The general model of an ECS framework is such that the game is consisting of Entities that <text:span text:style-name="T1">contain various Component objects. These Component objects serve as flags to the Systems and data carriers for those Systems.</text:span></text:p>
      <text:p text:style-name="P10"/>
      <text:p text:style-name="P11">The strict guidelines <text:span text:style-name="T2">of the ECS model do not have to be followed if for a good reason; however, they should be highly valued when making decisions about engine development. </text:span></text:p>
      <text:p text:style-name="P11"/>
      <text:p text:style-name="P14">Working With Components:</text:p>
      <text:p text:style-name="P13"><text:tab/><text:span text:style-name="T3">When working with a GameObject and desire to edit its </text:span><text:span text:style-name="T5">Components</text:span><text:span text:style-name="T3"> list. These functions are extension functions for the GameObject type.</text:span></text:p>
      <text:p text:style-name="P13"/>
      <text:p text:style-name="P15"><text:tab/>*<text:span text:style-name="T3">when adding a component to GameObject GO</text:span></text:p>
      <text:p text:style-name="P15"/>
      <text:p text:style-name="P12"><text:tab/><text:span text:style-name="T3">GO.AddComponent&lt;T&gt;() :</text:span></text:p>
      <text:p text:style-name="P12"><text:tab/><text:tab/><text:span text:style-name="T3">Adds a component of type T to GameObject GO.</text:span></text:p>
      <text:p text:style-name="P12"><text:tab/><text:span text:style-name="T3">GO.GetComponent&lt;T&gt;() :</text:span></text:p>
      <text:p text:style-name="P12"><text:tab/><text:tab/><text:span text:style-name="T3">Gets a component of type T from GameObject GO.</text:span></text:p>
      <text:p text:style-name="P12"><text:tab/><text:span text:style-name="T3">GO.RemoveComponent&lt;T&gt;():</text:span></text:p>
      <text:p text:style-name="P12"><text:tab/><text:tab/><text:span text:style-name="T3">Removes a component of type T from GameObject GO.</text:span></text:p>
      <text:p text:style-name="P11"/>
      <text:p text:style-name="P7">Components:</text:p>
      <text:p text:style-name="P4"/>
      <text:p text:style-name="P4"><text:tab/>*<text:span text:style-name="T6">For Components to be used, they must all be attached to a GameObject.</text:span></text:p>
      <text:p text:style-name="P4"><text:tab/></text:p>
      <text:p text:style-name="P9">SpriteRenderer :</text:p>
      <text:p text:style-name="P9"><text:tab/><text:span text:style-name="T4">The SpriteRenderer is a component used for rendering sprites on the screen.</text:span></text:p>
      <text:p text:style-name="P9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10T23:57:49.362000000</dc:date>
    <meta:editing-duration>PT47M43S</meta:editing-duration>
    <meta:editing-cycles>1</meta:editing-cycles>
    <meta:document-statistic meta:table-count="0" meta:image-count="0" meta:object-count="0" meta:page-count="1" meta:paragraph-count="20" meta:word-count="227" meta:character-count="1434" meta:non-whitespace-character-count="1210"/>
    <meta:generator>LibreOffice/6.0.5.2$Windows_X86_64 LibreOffice_project/54c8cbb85f300ac59db32fe8a675ff7683cd5a16</meta:generator>
  </office:meta>
</office:document-meta>
</file>